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00670395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493677458759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169347692"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4937690929339" text:continue-list="list14493677458759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169347692"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4936855307274" text:continue-list="list144937690929339"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7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22T14:49:35.894580100</dc:date>
    <meta:editing-duration>P11DT15H44M2S</meta:editing-duration>
    <meta:editing-cycles>503</meta:editing-cycles>
    <meta:generator>LibreOffice/25.2.4.3$Windows_X86_64 LibreOffice_project/33e196637044ead23f5c3226cde09b47731f7e27</meta:generator>
    <meta:document-statistic meta:table-count="4" meta:image-count="6" meta:object-count="0" meta:page-count="77" meta:paragraph-count="1088" meta:word-count="26441" meta:character-count="163934" meta:non-whitespace-character-count="13697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